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굴림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굴림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굴림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bold" style:letter-kerning="true" style:font-name-asian="굴림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5.686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4629.55364568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6.35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7cm" svg:height="1.114cm" svg:x="3.502cm" svg:y="11.176cm">
          <draw:text-box>
            <text:p text:style-name="P5"><text:span text:style-name="T1">o</text:span><text:span text:style-name="T2">l</text:span></text:p>
          </draw:text-box>
        </draw:frame>
        <draw:frame draw:style-name="gr4" draw:text-style-name="P6" draw:layer="layout" svg:width="1.27cm" svg:height="1.114cm" svg:x="22.406cm" svg:y="11.132cm">
          <draw:text-box>
            <text:p text:style-name="P1"><text:span text:style-name="T1">o</text:span><text:span text:style-name="T2">r</text:span></text:p>
          </draw:text-box>
        </draw:fram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81cm" svg:height="1.825cm" svg:x="12.192cm" svg:y="11.284cm">
          <draw:text-box>
            <text:p text:style-name="P1"><text:span text:style-name="T3">t</text:span><text:span text:style-name="T4"> = </text:span><text:span text:style-name="T3">o</text:span><text:span text:style-name="T5">r </text:span><text:span text:style-name="T4">- </text:span><text:span text:style-name="T3">o</text:span><text:span text:style-name="T5">l</text:span></text:p>
          </draw:text-box>
        </draw:frame>
        <draw:frame draw:style-name="gr4" draw:text-style-name="P8" draw:layer="layout" svg:width="1.27cm" svg:height="1.114cm" svg:x="9.674cm" svg:y="6.096cm">
          <draw:text-box>
            <text:p text:style-name="P1"><text:span text:style-name="T6">D</text:span><text:span text:style-name="T2">l</text:span></text:p>
          </draw:text-box>
        </draw:frame>
        <draw:frame draw:style-name="gr5" draw:text-style-name="P8" draw:layer="layout" svg:width="2.54cm" svg:height="1.825cm" svg:x="19.434cm" svg:y="6.252cm">
          <draw:text-box>
            <text:p text:style-name="P1"><text:span text:style-name="T7">D</text:span><text:span text:style-name="T8">l </text:span><text:span text:style-name="T9">- </text:span><text:span text:style-name="T10">t</text:span></text:p>
          </draw:text-box>
        </draw:frame>
        <draw:custom-shape draw:style-name="gr3" draw:text-style-name="P4" draw:layer="layout" svg:width="0.508cm" svg:height="0.508cm" svg:x="22.198cm" svg:y="11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10:50:06.956000000</dc:date>
    <meta:editing-duration>PT28M42S</meta:editing-duration>
    <meta:editing-cycles>8</meta:editing-cycles>
    <meta:generator>LibreOffice/6.1.3.2$Windows_X86_64 LibreOffice_project/86daf60bf00efa86ad547e59e09d6bb77c699acb</meta:generator>
    <meta:document-statistic meta:object-count="33"/>
  </office:meta>
</office:document-meta>
</file>